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var ricos-custom-p-font-family" svg:font-family="'var ricos-custom-p-font-family', unse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4.998cm" fo:margin-left="0.191cm" fo:margin-top="0cm" fo:margin-bottom="0cm" table:align="left" style:writing-mode="lr-tb"/>
    </style:style>
    <style:style style:name="Tabela1.A" style:family="table-column">
      <style:table-column-properties style:column-width="7.5cm"/>
    </style:style>
    <style:style style:name="Tabela1.B" style:family="table-column">
      <style:table-column-properties style:column-width="7.497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df397" style:font-size-asian="12pt" style:font-name-complex="Arial2" style:font-size-complex="12pt"/>
    </style:style>
    <style:style style:name="P2" style:family="paragraph" style:parent-style-name="Normal_20__28_Web_29_">
      <loext:graphic-properties draw:fill="solid" draw:fill-color="#ffffff"/>
      <style:paragraph-properties fo:margin-top="0cm" fo:margin-bottom="0cm" loext:contextual-spacing="false" fo:line-height="150%" fo:text-align="justify" style:justify-single-word="false" fo:background-color="#ffffff"/>
      <style:text-properties fo:color="#1f1f1f" style:font-name="Arial1" fo:font-size="12pt" officeooo:paragraph-rsid="001df397" style:font-size-asian="12pt" style:font-name-complex="Arial2" style:font-size-complex="12pt"/>
    </style:style>
    <style:style style:name="P3" style:family="paragraph" style:parent-style-name="Text_20_body">
      <style:paragraph-properties fo:margin-top="0cm" fo:margin-bottom="0cm" loext:contextual-spacing="false"/>
      <style:text-properties loext:padding="0.049cm" loext:border="0.06pt solid #e3e3e3"/>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officeooo:rsid="001af41e" officeooo:paragraph-rsid="001bb38a"/>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14pt" officeooo:rsid="001af41e" officeooo:paragraph-rsid="001bb38a" style:font-size-asian="14pt" style:font-size-complex="14pt"/>
    </style:style>
    <style:style style:name="P8" style:family="paragraph" style:parent-style-name="Standard">
      <style:paragraph-properties fo:text-align="center" style:justify-single-word="false"/>
      <style:text-properties style:font-name="arial" fo:font-weight="bold" officeooo:rsid="001af41e" officeooo:paragraph-rsid="001bb38a" style:font-weight-asian="bold" style:font-weight-complex="bold"/>
    </style:style>
    <style:style style:name="P9" style:family="paragraph" style:parent-style-name="Standard">
      <style:text-properties style:font-name="arial" fo:font-size="16pt" style:font-size-asian="16pt" style:font-size-complex="16pt"/>
    </style:style>
    <style:style style:name="P10" style:family="paragraph" style:parent-style-name="Standard">
      <style:text-properties style:font-name="arial" fo:font-size="16pt" fo:font-weight="bold" officeooo:rsid="001c66cb"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 fo:font-size="13pt" fo:font-weight="bold" officeooo:rsid="001af41e" officeooo:paragraph-rsid="001bb38a"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arial" fo:font-size="13pt" fo:font-weight="bold" officeooo:rsid="001bb38a" officeooo:paragraph-rsid="001bb38a"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size="13pt" fo:font-weight="bold" officeooo:rsid="00204a55" officeooo:paragraph-rsid="00204a55" style:font-size-asian="13pt" style:font-weight-asian="bold" style:font-size-complex="13pt" style:font-weight-complex="bold"/>
    </style:style>
    <style:style style:name="P14" style:family="paragraph" style:parent-style-name="Standard">
      <style:text-properties style:font-name="arial" officeooo:paragraph-rsid="001c66cb"/>
    </style:style>
    <style:style style:name="P15" style:family="paragraph" style:parent-style-name="Standard">
      <style:text-properties style:font-name="Arial"/>
    </style:style>
    <style:style style:name="P16" style:family="paragraph" style:parent-style-name="Standard">
      <style:text-properties style:font-name="Arial" fo:font-size="16pt" fo:font-weight="bold" officeooo:rsid="001c66cb" officeooo:paragraph-rsid="001c66cb" style:font-size-asian="16pt" style:font-weight-asian="bold" style:font-size-complex="16pt" style:font-weight-complex="bold"/>
    </style:style>
    <style:style style:name="P17" style:family="paragraph" style:parent-style-name="Standard">
      <style:text-properties style:font-name="Arial" fo:font-size="18pt" style:font-size-asian="18pt" style:font-size-complex="18pt"/>
    </style:style>
    <style:style style:name="P18" style:family="paragraph" style:parent-style-name="Standard">
      <style:text-properties style:font-name="Arial" fo:font-size="12pt" style:font-size-asian="12pt" style:font-size-complex="12pt"/>
    </style:style>
    <style:style style:name="P19" style:family="paragraph" style:parent-style-name="Standard">
      <style:text-properties style:font-name="Arial1" officeooo:paragraph-rsid="001c66cb" style:font-name-complex="Arial2"/>
    </style:style>
    <style:style style:name="P20" style:family="paragraph" style:parent-style-name="Standard">
      <style:text-properties style:font-name="Arial1" fo:font-size="16pt" officeooo:paragraph-rsid="001c66cb" style:font-size-asian="16pt" style:font-name-complex="Arial2" style:font-size-complex="16pt"/>
    </style:style>
    <style:style style:name="P21" style:family="paragraph" style:parent-style-name="Standard">
      <style:text-properties style:font-name="Arial1" fo:font-size="16pt" fo:font-weight="bold" officeooo:rsid="001c66cb" officeooo:paragraph-rsid="001c66cb" style:font-size-asian="16pt" style:font-weight-asian="bold" style:font-name-complex="Arial2" style:font-size-complex="16pt" style:font-weight-complex="bold"/>
    </style:style>
    <style:style style:name="P22" style:family="paragraph" style:parent-style-name="Standard">
      <style:text-properties style:font-name="Arial1" fo:font-size="16pt" fo:font-weight="bold" officeooo:rsid="001df397" officeooo:paragraph-rsid="001df397" style:font-size-asian="16pt" style:font-weight-asian="bold" style:font-name-complex="Arial2" style:font-size-complex="16pt" style:font-weight-complex="bold"/>
    </style:style>
    <style:style style:name="P23" style:family="paragraph" style:parent-style-name="Standard">
      <style:text-properties style:font-name="Arial1" fo:font-size="16pt" fo:font-weight="bold" officeooo:rsid="001df397" officeooo:paragraph-rsid="001df397" style:font-size-asian="14pt" style:font-weight-asian="bold" style:font-name-complex="Arial2" style:font-size-complex="16pt" style:font-weight-complex="bold"/>
    </style:style>
    <style:style style:name="P24" style:family="paragraph" style:parent-style-name="Standard">
      <style:text-properties style:font-name="Arial1" fo:font-size="16pt" fo:font-weight="bold" officeooo:rsid="001df397" officeooo:paragraph-rsid="001e6681" style:font-size-asian="14pt" style:font-weight-asian="bold" style:font-name-complex="Arial2" style:font-size-complex="16pt" style:font-weight-complex="bold"/>
    </style:style>
    <style:style style:name="P25" style:family="paragraph" style:parent-style-name="Standard">
      <style:text-properties style:font-name="Arial1" fo:font-size="18pt" fo:font-weight="bold" officeooo:rsid="001c66cb" officeooo:paragraph-rsid="001c66cb" style:font-size-asian="18pt" style:font-weight-asian="bold" style:font-name-complex="Arial2" style:font-size-complex="18pt" style:font-weight-complex="bold"/>
    </style:style>
    <style:style style:name="P26" style:family="paragraph" style:parent-style-name="Standard">
      <style:text-properties style:font-name="Arial1" fo:font-size="18pt" fo:font-weight="bold" officeooo:rsid="001df397" officeooo:paragraph-rsid="001df397" style:font-size-asian="18pt" style:font-weight-asian="bold" style:font-name-complex="Arial2" style:font-size-complex="18pt" style:font-weight-complex="bold"/>
    </style:style>
    <style:style style:name="P27" style:family="paragraph" style:parent-style-name="Standard">
      <style:text-properties style:font-name="Arial1" fo:font-size="12pt" fo:font-weight="normal" officeooo:rsid="001df397" officeooo:paragraph-rsid="001df397" style:font-size-asian="10.5pt" style:font-weight-asian="normal" style:font-name-complex="Arial2" style:font-size-complex="12pt" style:font-weight-complex="normal"/>
    </style:style>
    <style:style style:name="P28" style:family="paragraph" style:parent-style-name="Standard">
      <style:text-properties officeooo:paragraph-rsid="001e6681"/>
    </style:style>
    <style:style style:name="P29" style:family="paragraph" style:parent-style-name="Standard">
      <style:paragraph-properties fo:text-align="center" style:justify-single-word="false"/>
      <style:text-properties fo:font-variant="normal" fo:text-transform="none" fo:color="#0d0d0d" style:font-name="S hne" fo:font-size="12pt" fo:letter-spacing="normal" fo:font-style="normal" fo:font-weight="normal" officeooo:rsid="001bb38a" officeooo:paragraph-rsid="001bb38a" style:font-size-asian="14pt" style:font-weight-asian="bold" style:font-size-complex="14pt" style:font-weight-complex="bold"/>
    </style:style>
    <style:style style:name="P30" style:family="paragraph" style:parent-style-name="Standard">
      <style:text-properties officeooo:paragraph-rsid="001c66cb"/>
    </style:style>
    <style:style style:name="P31" style:family="paragraph" style:parent-style-name="Standard">
      <style:text-properties officeooo:paragraph-rsid="001df397"/>
    </style:style>
    <style:style style:name="P32" style:family="paragraph" style:parent-style-name="Standard">
      <style:paragraph-properties fo:margin-top="0cm" fo:margin-bottom="0.282cm" loext:contextual-spacing="false"/>
      <style:text-properties style:font-name="Arial1" fo:font-size="12pt" fo:font-weight="normal" officeooo:rsid="001c66cb" officeooo:paragraph-rsid="001c66cb" style:font-name-asian="Calibri1" style:font-size-asian="12pt" style:language-asian="pt" style:country-asian="BR" style:font-weight-asian="normal" style:font-name-complex="Arial2" style:font-size-complex="12pt" style:font-weight-complex="normal"/>
    </style:style>
    <style:style style:name="P33" style:family="paragraph" style:parent-style-name="Standard">
      <style:paragraph-properties fo:margin-top="0cm" fo:margin-bottom="0.282cm" loext:contextual-spacing="false"/>
      <style:text-properties style:font-name="Arial1" fo:font-size="16pt" fo:font-weight="normal" officeooo:paragraph-rsid="001c66cb"/>
    </style:style>
    <style:style style:name="P34"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ext-properties fo:color="#1f1f1f" style:font-name="Arial1" fo:font-size="12pt" officeooo:paragraph-rsid="001df397" style:font-size-asian="12pt" style:font-name-complex="Arial2" style:font-size-complex="12pt" fo:hyphenate="true" fo:hyphenation-remain-char-count="2" fo:hyphenation-push-char-count="2" loext:hyphenation-no-caps="false"/>
    </style:style>
    <style:style style:name="P35" style:family="paragraph" style:parent-style-name="LO-Normal">
      <style:paragraph-properties fo:line-height="150%" fo:text-align="justify" style:justify-single-word="false"/>
      <style:text-properties style:font-name="Arial1" fo:font-size="12pt" officeooo:paragraph-rsid="001df397" style:font-size-asian="12pt" style:font-name-complex="Arial2" style:font-size-complex="12pt"/>
    </style:style>
    <style:style style:name="P36"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ext-properties style:font-name="Arial1" fo:font-size="12pt" officeooo:paragraph-rsid="001df397" style:font-size-asian="12pt" style:font-name-complex="Arial2" style:font-size-complex="12pt" fo:hyphenate="true" fo:hyphenation-remain-char-count="2" fo:hyphenation-push-char-count="2" loext:hyphenation-no-caps="false"/>
    </style:style>
    <style:style style:name="P37" style:family="paragraph" style:parent-style-name="Standard">
      <style:paragraph-properties fo:margin-top="0.101cm" fo:margin-bottom="0.101cm" loext:contextual-spacing="false" fo:line-height="150%"/>
      <style:text-properties style:font-name="Arial" fo:font-size="12pt" officeooo:paragraph-rsid="00217938"/>
    </style:style>
    <style:style style:name="P38" style:family="paragraph" style:parent-style-name="Text_20_body">
      <style:paragraph-properties fo:padding="0.049cm" fo:border="0.06pt solid #e3e3e3"/>
      <style:text-properties style:font-name="arial"/>
    </style:style>
    <style:style style:name="P39" style:family="paragraph" style:parent-style-name="Heading_20_1" style:list-style-name="WWNum3">
      <style:paragraph-properties fo:margin-left="0cm" fo:margin-right="0cm" fo:text-indent="0cm" style:auto-text-indent="false">
        <style:tab-stops>
          <style:tab-stop style:position="1.251cm"/>
        </style:tab-stops>
      </style:paragraph-properties>
      <style:text-properties officeooo:paragraph-rsid="00275880"/>
    </style:style>
    <style:style style:name="P40" style:family="paragraph" style:parent-style-name="Heading_20_1" style:list-style-name="WWNum3" style:master-page-name="">
      <loext:graphic-properties draw:fill="none"/>
      <style:paragraph-properties fo:margin-left="1.101cm" fo:margin-right="0cm" fo:margin-top="0cm" fo:margin-bottom="0cm" loext:contextual-spacing="false" fo:line-height="150%" fo:text-align="start" style:justify-single-word="false" fo:keep-together="always" fo:orphans="0" fo:widows="0" fo:text-indent="0cm" style:auto-text-indent="false" style:page-number="auto" fo:break-before="page" fo:background-color="transparent" fo:keep-with-next="always" style:writing-mode="lr-tb">
        <style:tab-stops>
          <style:tab-stop style:position="1.251cm"/>
        </style:tab-stops>
      </style:paragraph-properties>
      <style:text-properties officeooo:paragraph-rsid="00275880"/>
    </style:style>
    <style:style style:name="P41" style:family="paragraph" style:parent-style-name="Heading_20_2">
      <style:paragraph-properties fo:margin-top="0cm" fo:margin-bottom="0cm" loext:contextual-spacing="false" fo:line-height="100%">
        <style:tab-stops>
          <style:tab-stop style:position="0cm"/>
        </style:tab-stops>
      </style:paragraph-properties>
      <style:text-properties officeooo:paragraph-rsid="00275880"/>
    </style:style>
    <style:style style:name="P42" style:family="paragraph" style:parent-style-name="Heading_20_2" style:list-style-name="WWNum2">
      <style:paragraph-properties fo:margin-left="0.635cm" fo:margin-right="0cm" fo:margin-top="0cm" fo:margin-bottom="0cm" loext:contextual-spacing="false" fo:line-height="100%" fo:text-indent="-0.635cm" style:auto-text-indent="false">
        <style:tab-stops>
          <style:tab-stop style:position="0cm"/>
        </style:tab-stops>
      </style:paragraph-properties>
      <style:text-properties officeooo:paragraph-rsid="00275880"/>
    </style:style>
    <style:style style:name="P43" style:family="paragraph" style:parent-style-name="Heading_20_2" style:list-style-name="WWNum2">
      <style:paragraph-properties fo:margin-left="0.635cm" fo:margin-right="0cm" fo:text-indent="-0.635cm" style:auto-text-indent="false">
        <style:tab-stops>
          <style:tab-stop style:position="0cm"/>
        </style:tab-stops>
      </style:paragraph-properties>
      <style:text-properties officeooo:paragraph-rsid="00275880"/>
    </style:style>
    <style:style style:name="P44" style:family="paragraph" style:parent-style-name="Heading_20_2" style:list-style-name="WWNum3">
      <style:paragraph-properties fo:margin-left="0.635cm" fo:margin-right="0cm" fo:text-indent="-0.635cm" style:auto-text-indent="false">
        <style:tab-stops>
          <style:tab-stop style:position="0cm"/>
        </style:tab-stops>
      </style:paragraph-properties>
      <style:text-properties officeooo:paragraph-rsid="00275880"/>
    </style:style>
    <style:style style:name="P45" style:family="paragraph" style:parent-style-name="Heading_20_2" style:list-style-name="WWNum2">
      <style:paragraph-properties fo:margin-left="1.02cm" fo:margin-right="0cm" fo:text-indent="-1.02cm" style:auto-text-indent="false">
        <style:tab-stops>
          <style:tab-stop style:position="0cm"/>
        </style:tab-stops>
      </style:paragraph-properties>
      <style:text-properties officeooo:paragraph-rsid="00275880"/>
    </style:style>
    <style:style style:name="P46" style:family="paragraph" style:parent-style-name="Heading_20_2" style:list-style-name="WWNum3">
      <style:paragraph-properties fo:margin-left="1.02cm" fo:margin-right="0cm" fo:text-indent="-1.02cm" style:auto-text-indent="false">
        <style:tab-stops>
          <style:tab-stop style:position="0cm"/>
        </style:tab-stops>
      </style:paragraph-properties>
      <style:text-properties officeooo:paragraph-rsid="00275880"/>
    </style:style>
    <style:style style:name="P47" style:family="paragraph" style:parent-style-name="Heading_20_3">
      <style:paragraph-properties fo:margin-top="0cm" fo:margin-bottom="0cm" loext:contextual-spacing="false" fo:line-height="150%">
        <style:tab-stops>
          <style:tab-stop style:position="1.251cm"/>
        </style:tab-stops>
      </style:paragraph-properties>
      <style:text-properties officeooo:paragraph-rsid="00275880"/>
    </style:style>
    <style:style style:name="P48" style:family="paragraph" style:parent-style-name="Heading_20_3">
      <style:paragraph-properties fo:margin-top="0cm" fo:margin-bottom="0cm" loext:contextual-spacing="false" fo:line-height="150%">
        <style:tab-stops>
          <style:tab-stop style:position="1.251cm"/>
        </style:tab-stops>
      </style:paragraph-properties>
      <style:text-properties fo:font-weight="bold" officeooo:paragraph-rsid="00275880" style:font-weight-asian="bold"/>
    </style:style>
    <style:style style:name="P49" style:family="paragraph" style:parent-style-name="Heading_20_3" style:list-style-name="WWNum3">
      <style:paragraph-properties fo:margin-left="1.27cm" fo:margin-right="0cm" fo:text-indent="-1.27cm" style:auto-text-indent="false">
        <style:tab-stops>
          <style:tab-stop style:position="1.251cm"/>
        </style:tab-stops>
      </style:paragraph-properties>
      <style:text-properties officeooo:paragraph-rsid="00275880"/>
    </style:style>
    <style:style style:name="P50" style:family="paragraph" style:parent-style-name="Heading_20_3" style:list-style-name="WWNum3">
      <style:paragraph-properties fo:margin-left="1.27cm" fo:margin-right="0cm" fo:margin-top="0.423cm" fo:margin-bottom="0cm" loext:contextual-spacing="false" fo:line-height="100%" fo:text-indent="-1.27cm" style:auto-text-indent="false">
        <style:tab-stops>
          <style:tab-stop style:position="1.251cm"/>
        </style:tab-stops>
      </style:paragraph-properties>
      <style:text-properties officeooo:paragraph-rsid="00275880"/>
    </style:style>
    <style:style style:name="P51" style:family="paragraph" style:parent-style-name="LO-Normal" style:list-style-name="WWNum1">
      <loext:graphic-properties draw:fill="solid" draw:fill-color="#ffffff"/>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color="#1f1f1f" style:font-name="Arial1" fo:font-size="12pt" officeooo:paragraph-rsid="001df397" style:font-size-asian="12pt" style:font-name-complex="Arial2" style:font-size-complex="12pt" fo:hyphenate="true" fo:hyphenation-remain-char-count="2" fo:hyphenation-push-char-count="2" loext:hyphenation-no-caps="false"/>
    </style:style>
    <style:style style:name="P52" style:family="paragraph" style:parent-style-name="LO-Normal" style:list-style-name="WWNum2">
      <loext:graphic-properties draw:fill="solid" draw:fill-color="#ffffff"/>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style:font-name="Arial1" fo:font-size="12pt" officeooo:paragraph-rsid="001df397" style:font-size-asian="12pt" style:font-name-complex="Arial2" style:font-size-complex="12pt" fo:hyphenate="true" fo:hyphenation-remain-char-count="2" fo:hyphenation-push-char-count="2" loext:hyphenation-no-caps="false"/>
    </style:style>
    <style:style style:name="P53" style:family="paragraph" style:parent-style-name="LO-Normal" style:list-style-name="WWNum2">
      <loext:graphic-properties draw:fill="solid" draw:fill-color="#ffffff"/>
      <style:paragraph-properties fo:margin-left="0cm" fo:margin-right="0cm" fo:margin-top="0.176cm" fo:margin-bottom="0cm" loext:contextual-spacing="false"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style:font-name="Arial1" fo:font-size="12pt" officeooo:paragraph-rsid="001df397" style:font-size-asian="12pt" style:font-name-complex="Arial2" style:font-size-complex="12pt" fo:hyphenate="true" fo:hyphenation-remain-char-count="2" fo:hyphenation-push-char-count="2" loext:hyphenation-no-caps="false"/>
    </style:style>
    <style:style style:name="P54" style:family="paragraph" style:parent-style-name="Standard">
      <style:paragraph-properties fo:margin-top="0.101cm" fo:margin-bottom="0.101cm" loext:contextual-spacing="false" fo:line-height="150%"/>
      <style:text-properties fo:font-variant="normal" fo:text-transform="none" fo:color="#0d0d0d" style:font-name="Arial1" fo:font-size="12pt" fo:letter-spacing="normal" fo:font-style="normal" fo:font-weight="normal" officeooo:paragraph-rsid="00217938" style:font-name-complex="Arial2"/>
    </style:style>
    <style:style style:name="P55" style:family="paragraph" style:parent-style-name="Standard">
      <style:paragraph-properties fo:text-align="center" style:justify-single-word="false"/>
      <style:text-properties style:font-name="arial" fo:font-size="14pt" officeooo:rsid="001af41e" officeooo:paragraph-rsid="001bb38a" style:font-size-asian="14pt" style:font-size-complex="14pt"/>
    </style:style>
    <style:style style:name="P56" style:family="paragraph" style:parent-style-name="Standard">
      <style:paragraph-properties fo:text-align="center" style:justify-single-word="false"/>
      <style:text-properties style:font-name="arial" fo:font-weight="bold" officeooo:rsid="001af41e" officeooo:paragraph-rsid="001bb38a" style:font-weight-asian="bold" style:font-weight-complex="bold"/>
    </style:style>
    <style:style style:name="P57" style:family="paragraph" style:parent-style-name="Standard">
      <style:text-properties style:font-name="Arial1" fo:font-size="16pt" fo:font-weight="bold" officeooo:rsid="001df397" officeooo:paragraph-rsid="001df397" style:font-size-asian="14pt" style:font-weight-asian="bold" style:font-name-complex="Arial2" style:font-size-complex="16pt" style:font-weight-complex="bold"/>
    </style:style>
    <style:style style:name="P58" style:family="paragraph" style:parent-style-name="Standard">
      <style:paragraph-properties fo:margin-left="0cm" fo:margin-right="0cm" fo:text-align="center" style:justify-single-word="false" fo:text-indent="0cm" style:auto-text-indent="false"/>
      <style:text-properties fo:font-variant="normal" fo:text-transform="none" fo:color="#0d0d0d" style:font-name="S hne" fo:font-size="12pt" fo:letter-spacing="normal" fo:font-style="normal" fo:font-weight="normal" officeooo:rsid="001bb38a" officeooo:paragraph-rsid="00275880" style:font-size-asian="14pt" style:font-weight-asian="bold" style:font-size-complex="14pt" style:font-weight-complex="bold"/>
    </style:style>
    <style:style style:name="P59" style:family="paragraph" style:parent-style-name="normal">
      <style:paragraph-properties fo:text-align="center" style:justify-single-word="false"/>
      <style:text-properties fo:font-weight="bold" officeooo:paragraph-rsid="00275880" style:font-weight-asian="bold"/>
    </style:style>
    <style:style style:name="P60" style:family="paragraph" style:parent-style-name="normal">
      <style:text-properties fo:font-weight="bold" officeooo:paragraph-rsid="00275880" style:font-weight-asian="bold"/>
    </style:style>
    <style:style style:name="P61" style:family="paragraph" style:parent-style-name="normal">
      <style:paragraph-properties fo:text-align="end" style:justify-single-word="false"/>
      <style:text-properties officeooo:paragraph-rsid="00275880"/>
    </style:style>
    <style:style style:name="P62" style:family="paragraph" style:parent-style-name="normal">
      <style:text-properties officeooo:paragraph-rsid="00275880"/>
    </style:style>
    <style:style style:name="P63" style:family="paragraph" style:parent-style-name="normal">
      <style:paragraph-properties fo:line-height="150%"/>
      <style:text-properties fo:color="#000000" officeooo:paragraph-rsid="00275880"/>
    </style:style>
    <style:style style:name="P64" style:family="paragraph" style:parent-style-name="normal">
      <style:text-properties fo:font-size="10pt" fo:font-weight="bold" officeooo:paragraph-rsid="00275880" style:font-size-asian="10pt" style:font-weight-asian="bold" style:font-size-complex="10pt"/>
    </style:style>
    <style:style style:name="P65" style:family="paragraph" style:parent-style-name="normal">
      <style:paragraph-properties fo:margin-left="0cm" fo:margin-right="0cm" fo:line-height="125%" fo:text-align="center" style:justify-single-word="false" fo:text-indent="0cm" style:auto-text-indent="false"/>
      <style:text-properties style:font-name="arial" fo:font-size="14pt" officeooo:rsid="001af41e" officeooo:paragraph-rsid="00275880" style:font-size-asian="14pt" style:font-size-complex="14pt"/>
    </style:style>
    <style:style style:name="P66" style:family="paragraph" style:parent-style-name="normal">
      <style:paragraph-properties fo:margin-left="0cm" fo:margin-right="0cm" fo:line-height="125%" fo:text-align="center" style:justify-single-word="false" fo:text-indent="0cm" style:auto-text-indent="false"/>
      <style:text-properties officeooo:paragraph-rsid="00275880"/>
    </style:style>
    <style:style style:name="P67" style:family="paragraph" style:parent-style-name="normal">
      <style:paragraph-properties fo:margin-left="0cm" fo:margin-right="0cm" fo:line-height="125%" fo:text-indent="0cm" style:auto-text-indent="false"/>
      <style:text-properties officeooo:paragraph-rsid="00275880"/>
    </style:style>
    <style:style style:name="P68" style:family="paragraph" style:parent-style-name="normal">
      <style:paragraph-properties fo:margin-left="0cm" fo:margin-right="0cm" fo:line-height="125%" fo:text-align="center" style:justify-single-word="false" fo:text-indent="0cm" style:auto-text-indent="false"/>
      <style:text-properties fo:font-weight="bold" officeooo:paragraph-rsid="00275880" style:font-weight-asian="bold"/>
    </style:style>
    <style:style style:name="P69" style:family="paragraph" style:parent-style-name="normal">
      <style:paragraph-properties fo:margin-left="0cm" fo:margin-right="0cm" fo:text-align="center" style:justify-single-word="false" fo:text-indent="0cm" style:auto-text-indent="false"/>
      <style:text-properties fo:font-weight="bold" officeooo:paragraph-rsid="00275880" style:font-weight-asian="bold"/>
    </style:style>
    <style:style style:name="P70" style:family="paragraph" style:parent-style-name="normal">
      <style:paragraph-properties fo:margin-left="0cm" fo:margin-right="0cm" fo:text-align="center" style:justify-single-word="false" fo:text-indent="0cm" style:auto-text-indent="false"/>
      <style:text-properties fo:font-weight="bold" officeooo:rsid="00275880" officeooo:paragraph-rsid="00275880" style:font-weight-asian="bold"/>
    </style:style>
    <style:style style:name="P71" style:family="paragraph" style:parent-style-name="normal">
      <style:paragraph-properties fo:margin-left="0cm" fo:margin-right="0cm" fo:text-indent="0cm" style:auto-text-indent="false">
        <style:tab-stops>
          <style:tab-stop style:position="1.251cm"/>
        </style:tab-stops>
      </style:paragraph-properties>
      <style:text-properties fo:font-weight="bold" officeooo:paragraph-rsid="00275880" style:font-weight-asian="bold"/>
    </style:style>
    <style:style style:name="P72" style:family="paragraph" style:parent-style-name="normal">
      <style:paragraph-properties fo:margin-left="0cm" fo:margin-right="0cm" fo:text-indent="0cm" style:auto-text-indent="false"/>
      <style:text-properties fo:font-weight="bold" officeooo:paragraph-rsid="00275880" style:font-weight-asian="bold"/>
    </style:style>
    <style:style style:name="P73" style:family="paragraph" style:parent-style-name="normal">
      <style:paragraph-properties fo:margin-left="0cm" fo:margin-right="0cm" fo:line-height="100%" fo:text-indent="0cm" style:auto-text-indent="false"/>
    </style:style>
    <style:style style:name="P74" style:family="paragraph" style:parent-style-name="normal">
      <style:paragraph-properties fo:margin-left="0cm" fo:margin-right="0cm" fo:line-height="100%" fo:text-align="center" style:justify-single-word="false" fo:text-indent="0cm" style:auto-text-indent="false"/>
      <style:text-properties officeooo:paragraph-rsid="00275880"/>
    </style:style>
    <style:style style:name="P75" style:family="paragraph" style:parent-style-name="normal">
      <style:paragraph-properties fo:margin-left="0cm" fo:margin-right="0cm" fo:line-height="100%" fo:text-align="start" style:justify-single-word="false" fo:text-indent="0cm" style:auto-text-indent="false"/>
      <style:text-properties officeooo:paragraph-rsid="00275880"/>
    </style:style>
    <style:style style:name="P76" style:family="paragraph" style:parent-style-name="normal">
      <style:paragraph-properties fo:margin-left="0cm" fo:margin-right="0cm" fo:line-height="100%" fo:text-indent="0cm" style:auto-text-indent="false"/>
      <style:text-properties officeooo:paragraph-rsid="00275880"/>
    </style:style>
    <style:style style:name="P77" style:family="paragraph" style:parent-style-name="normal">
      <style:paragraph-properties fo:margin-left="0cm" fo:margin-right="0cm" fo:line-height="125%" fo:text-indent="0cm" style:auto-text-indent="false"/>
      <style:text-properties fo:color="#000000" fo:font-weight="bold" officeooo:paragraph-rsid="00275880" style:font-weight-asian="bold"/>
    </style:style>
    <style:style style:name="P78" style:family="paragraph" style:parent-style-name="normal">
      <style:paragraph-properties fo:margin-left="0cm" fo:margin-right="0cm" fo:line-height="125%" fo:text-align="center" style:justify-single-word="false" fo:text-indent="0cm" style:auto-text-indent="false"/>
      <style:text-properties fo:color="#000000" fo:font-weight="bold" officeooo:paragraph-rsid="00275880" style:font-weight-asian="bold"/>
    </style:style>
    <style:style style:name="P79" style:family="paragraph" style:parent-style-name="normal">
      <style:paragraph-properties fo:margin-left="0cm" fo:margin-right="0cm" fo:line-height="150%" fo:text-align="center" style:justify-single-word="false" fo:text-indent="0cm" style:auto-text-indent="false"/>
      <style:text-properties fo:color="#000000" fo:font-weight="bold" officeooo:paragraph-rsid="00275880" style:font-weight-asian="bold"/>
    </style:style>
    <style:style style:name="P80" style:family="paragraph" style:parent-style-name="normal">
      <style:paragraph-properties fo:margin-left="0cm" fo:margin-right="0cm" fo:line-height="150%" fo:text-align="center" style:justify-single-word="false" fo:text-indent="0cm" style:auto-text-indent="false"/>
      <style:text-properties fo:color="#000000" style:font-name="arial" fo:font-size="14pt" fo:font-weight="bold" officeooo:rsid="001af41e" officeooo:paragraph-rsid="00275880" style:font-size-asian="14pt" style:font-weight-asian="bold" style:font-size-complex="14pt"/>
    </style:style>
    <style:style style:name="P81" style:family="paragraph" style:parent-style-name="normal">
      <style:paragraph-properties fo:margin-left="0cm" fo:margin-right="0cm" fo:line-height="150%" fo:text-align="center" style:justify-single-word="false" fo:text-indent="0cm" style:auto-text-indent="false"/>
      <style:text-properties fo:color="#000000" officeooo:paragraph-rsid="00275880"/>
    </style:style>
    <style:style style:name="P82" style:family="paragraph" style:parent-style-name="normal">
      <style:paragraph-properties fo:margin-left="0cm" fo:margin-right="0cm" fo:text-align="center" style:justify-single-word="false" fo:text-indent="0cm" style:auto-text-indent="false"/>
      <style:text-properties fo:color="#000000" officeooo:paragraph-rsid="00275880"/>
    </style:style>
    <style:style style:name="P83" style:family="paragraph" style:parent-style-name="normal">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officeooo:paragraph-rsid="00275880"/>
    </style:style>
    <style:style style:name="P84" style:family="paragraph" style:parent-style-name="normal">
      <style:paragraph-properties fo:margin-left="0cm" fo:margin-right="0cm" fo:line-height="100%" fo:text-align="center" style:justify-single-word="false" fo:text-indent="0cm" style:auto-text-indent="false"/>
      <style:text-properties fo:color="#000000" officeooo:paragraph-rsid="00275880"/>
    </style:style>
    <style:style style:name="P85" style:family="paragraph" style:parent-style-name="normal">
      <style:paragraph-properties fo:margin-left="0cm" fo:margin-right="0cm" fo:line-height="100%" fo:text-align="start" style:justify-single-word="false" fo:text-indent="0cm" style:auto-text-indent="false"/>
      <style:text-properties fo:color="#000000" officeooo:paragraph-rsid="00275880"/>
    </style:style>
    <style:style style:name="P86" style:family="paragraph" style:parent-style-name="normal">
      <style:paragraph-properties fo:margin-left="0cm" fo:margin-right="0cm" fo:line-height="150%" fo:text-indent="0cm" style:auto-text-indent="false"/>
      <style:text-properties fo:color="#000000" fo:font-size="11pt" officeooo:paragraph-rsid="00275880" style:font-size-asian="11pt" style:font-size-complex="11pt"/>
    </style:style>
    <style:style style:name="P87" style:family="paragraph" style:parent-style-name="normal">
      <style:paragraph-properties fo:margin-left="0cm" fo:margin-right="0cm" fo:line-height="150%" fo:text-align="center" style:justify-single-word="false" fo:text-indent="0cm" style:auto-text-indent="false"/>
      <style:text-properties fo:font-variant="small-caps" fo:color="#000000" officeooo:paragraph-rsid="00275880"/>
    </style:style>
    <style:style style:name="P88" style:family="paragraph" style:parent-style-name="normal">
      <style:paragraph-properties fo:margin-left="0cm" fo:margin-right="0cm" fo:line-height="150%" fo:text-align="center" style:justify-single-word="false" fo:text-indent="0cm" style:auto-text-indent="false"/>
      <style:text-properties officeooo:paragraph-rsid="00275880"/>
    </style:style>
    <style:style style:name="P89" style:family="paragraph" style:parent-style-name="normal">
      <style:paragraph-properties fo:margin-left="0cm" fo:margin-right="0cm" fo:line-height="150%" fo:text-indent="0cm" style:auto-text-indent="false">
        <style:tab-stops>
          <style:tab-stop style:position="0cm"/>
        </style:tab-stops>
      </style:paragraph-properties>
      <style:text-properties officeooo:paragraph-rsid="00275880"/>
    </style:style>
    <style:style style:name="P90" style:family="paragraph" style:parent-style-name="normal">
      <style:paragraph-properties fo:margin-left="0cm" fo:margin-right="0cm" fo:line-height="150%" fo:text-indent="0cm" style:auto-text-indent="false"/>
      <style:text-properties officeooo:paragraph-rsid="00275880"/>
    </style:style>
    <style:style style:name="P91" style:family="paragraph" style:parent-style-name="normal">
      <style:paragraph-properties fo:margin-left="0cm" fo:margin-right="0cm" fo:text-align="start" style:justify-single-word="false" fo:text-indent="0cm" style:auto-text-indent="false"/>
      <style:text-properties officeooo:paragraph-rsid="00275880"/>
    </style:style>
    <style:style style:name="P92" style:family="paragraph" style:parent-style-name="normal">
      <style:paragraph-properties fo:margin-left="0cm" fo:margin-right="0cm" fo:text-indent="0cm" style:auto-text-indent="false"/>
      <style:text-properties fo:color="#ff0000" fo:font-weight="bold" officeooo:paragraph-rsid="00275880" style:font-weight-asian="bold"/>
    </style:style>
    <style:style style:name="P93" style:family="paragraph" style:parent-style-name="normal">
      <style:paragraph-properties fo:margin-left="0cm" fo:margin-right="0cm" fo:line-height="100%" fo:text-align="start" style:justify-single-word="false" fo:orphans="2" fo:widows="2" fo:text-indent="0cm" style:auto-text-indent="false"/>
      <style:text-properties style:font-name="Calibri" officeooo:paragraph-rsid="00275880" style:font-name-asian="Calibri1" style:font-name-complex="Calibri1"/>
    </style:style>
    <style:style style:name="P94" style:family="paragraph" style:parent-style-name="normal">
      <style:paragraph-properties fo:margin-left="0cm" fo:margin-right="0cm" fo:text-indent="0cm" style:auto-text-indent="false">
        <style:tab-stops>
          <style:tab-stop style:position="0cm"/>
        </style:tab-stops>
      </style:paragraph-properties>
      <style:text-properties officeooo:paragraph-rsid="00275880"/>
    </style:style>
    <style:style style:name="P95" style:family="paragraph" style:parent-style-name="normal">
      <style:paragraph-properties fo:margin-left="0cm" fo:margin-right="0cm" fo:text-indent="0cm" style:auto-text-indent="false">
        <style:tab-stops>
          <style:tab-stop style:position="1.251cm"/>
        </style:tab-stops>
      </style:paragraph-properties>
      <style:text-properties officeooo:paragraph-rsid="00275880"/>
    </style:style>
    <style:style style:name="P96" style:family="paragraph" style:parent-style-name="normal">
      <style:paragraph-properties fo:margin-left="0cm" fo:margin-right="0cm" fo:text-indent="0cm" style:auto-text-indent="false"/>
      <style:text-properties officeooo:paragraph-rsid="00275880"/>
    </style:style>
    <style:style style:name="P97" style:family="paragraph" style:parent-style-name="normal">
      <style:paragraph-properties fo:margin-left="0cm" fo:margin-right="0cm" fo:margin-top="0.423cm" fo:margin-bottom="0cm" loext:contextual-spacing="false" fo:line-height="108%" fo:text-align="start" style:justify-single-word="false" fo:keep-together="always" fo:orphans="2" fo:widows="2" fo:text-indent="0cm" style:auto-text-indent="false" fo:keep-with-next="always">
        <style:tab-stops>
          <style:tab-stop style:position="1.251cm"/>
        </style:tab-stops>
      </style:paragraph-properties>
      <style:text-properties style:font-name="arial" fo:font-size="14pt" officeooo:rsid="001af41e" officeooo:paragraph-rsid="00275880" style:font-size-asian="14pt" style:font-size-complex="14pt"/>
    </style:style>
    <style:style style:name="P98" style:family="paragraph" style:parent-style-name="normal">
      <style:paragraph-properties fo:margin-left="0cm" fo:margin-right="0cm" fo:margin-top="0.423cm" fo:margin-bottom="0cm" loext:contextual-spacing="false" fo:line-height="108%" fo:text-align="start" style:justify-single-word="false" fo:orphans="2" fo:widows="2" fo:text-indent="0cm" style:auto-text-indent="false">
        <style:tab-stops>
          <style:tab-stop style:position="1.251cm"/>
        </style:tab-stops>
      </style:paragraph-properties>
      <style:text-properties style:font-name="arial" fo:font-size="14pt" officeooo:rsid="001af41e" officeooo:paragraph-rsid="00275880" style:font-size-asian="14pt" style:font-size-complex="14pt"/>
    </style:style>
    <style:style style:name="P99" style:family="paragraph" style:parent-style-name="normal">
      <style:paragraph-properties fo:margin-left="0cm" fo:margin-right="0cm" fo:margin-top="0.423cm" fo:margin-bottom="0cm" loext:contextual-spacing="false" fo:line-height="150%" fo:text-indent="0cm" style:auto-text-indent="false">
        <style:tab-stops>
          <style:tab-stop style:position="0cm"/>
        </style:tab-stops>
      </style:paragraph-properties>
      <style:text-properties officeooo:paragraph-rsid="00275880"/>
    </style:style>
    <style:style style:name="P100" style:family="paragraph" style:parent-style-name="normal">
      <style:paragraph-properties fo:margin-left="8.043cm" fo:margin-right="0cm" fo:line-height="100%" fo:text-align="end" style:justify-single-word="false" fo:text-indent="0cm" style:auto-text-indent="false"/>
      <style:text-properties officeooo:paragraph-rsid="00275880"/>
    </style:style>
    <style:style style:name="P101" style:family="paragraph" style:parent-style-name="normal">
      <style:paragraph-properties fo:margin-left="8.043cm" fo:margin-right="0cm" fo:line-height="100%" fo:text-indent="0cm" style:auto-text-indent="false"/>
      <style:text-properties officeooo:paragraph-rsid="00275880"/>
    </style:style>
    <style:style style:name="P102" style:family="paragraph" style:parent-style-name="normal">
      <style:paragraph-properties fo:margin-left="8.043cm" fo:margin-right="0cm" fo:line-height="100%" fo:text-indent="0cm" style:auto-text-indent="false"/>
      <style:text-properties fo:color="#000000" officeooo:paragraph-rsid="00275880"/>
    </style:style>
    <style:style style:name="P103" style:family="paragraph" style:parent-style-name="normal">
      <style:paragraph-properties fo:margin-left="10.005cm" fo:margin-right="0cm" fo:line-height="100%" fo:text-align="end" style:justify-single-word="false" fo:text-indent="0cm" style:auto-text-indent="false"/>
      <style:text-properties officeooo:paragraph-rsid="00275880"/>
    </style:style>
    <style:style style:name="P104" style:family="paragraph" style:parent-style-name="normal">
      <style:paragraph-properties fo:margin-left="0.018cm" fo:margin-right="0.607cm" fo:margin-top="0cm" fo:margin-bottom="0.025cm" loext:contextual-spacing="false" fo:line-height="100%" fo:text-align="center" style:justify-single-word="false" fo:text-indent="-0.018cm" style:auto-text-indent="false"/>
      <style:text-properties officeooo:paragraph-rsid="00275880"/>
    </style:style>
    <style:style style:name="P105" style:family="paragraph" style:parent-style-name="normal">
      <style:paragraph-properties fo:margin-left="1.251cm" fo:margin-right="0cm" fo:text-indent="0cm" style:auto-text-indent="false"/>
      <style:text-properties style:font-name="Arial1" fo:font-size="16pt" fo:font-weight="bold" officeooo:rsid="001df397" officeooo:paragraph-rsid="00275880" style:font-size-asian="14pt" style:font-weight-asian="bold" style:font-name-complex="Arial2" style:font-size-complex="16pt" style:font-weight-complex="bold"/>
    </style:style>
    <style:style style:name="P106" style:family="paragraph" style:parent-style-name="normal">
      <style:paragraph-properties fo:margin-left="1.251cm" fo:margin-right="0cm" fo:text-indent="0cm" style:auto-text-indent="false"/>
      <style:text-properties fo:font-size="11pt" officeooo:paragraph-rsid="00275880" style:font-size-asian="11pt" style:font-size-complex="11pt"/>
    </style:style>
    <style:style style:name="P107" style:family="paragraph" style:parent-style-name="normal">
      <style:paragraph-properties fo:margin-left="1.251cm" fo:margin-right="0cm" fo:line-height="150%" fo:text-indent="0cm" style:auto-text-indent="false"/>
      <style:text-properties officeooo:paragraph-rsid="00275880"/>
    </style:style>
    <style:style style:name="P108" style:family="paragraph" style:parent-style-name="normal">
      <style:paragraph-properties fo:margin-left="1.251cm" fo:margin-right="0cm" fo:text-indent="0cm" style:auto-text-indent="false"/>
      <style:text-properties officeooo:paragraph-rsid="00275880"/>
    </style:style>
    <style:style style:name="P109" style:family="paragraph" style:parent-style-name="normal">
      <style:paragraph-properties fo:margin-left="0cm" fo:margin-right="0cm" fo:line-height="150%" fo:text-indent="0.249cm" style:auto-text-indent="false"/>
      <style:text-properties fo:color="#000000" officeooo:paragraph-rsid="00275880"/>
    </style:style>
    <style:style style:name="P110" style:family="paragraph" style:parent-style-name="normal">
      <style:paragraph-properties fo:margin-left="1.27cm" fo:margin-right="0cm" fo:text-indent="-1.519cm" style:auto-text-indent="false">
        <style:tab-stops>
          <style:tab-stop style:position="-0.009cm"/>
        </style:tab-stops>
      </style:paragraph-properties>
      <style:text-properties officeooo:paragraph-rsid="00275880"/>
    </style:style>
    <style:style style:name="P111" style:family="paragraph" style:parent-style-name="normal">
      <style:paragraph-properties fo:margin-left="1.27cm" fo:margin-right="0cm" fo:text-indent="-1.519cm" style:auto-text-indent="false">
        <style:tab-stops>
          <style:tab-stop style:position="-0.009cm"/>
        </style:tab-stops>
      </style:paragraph-properties>
      <style:text-properties fo:font-size="10pt" fo:font-weight="bold" officeooo:paragraph-rsid="00275880" style:font-size-asian="10pt" style:font-weight-asian="bold" style:font-size-complex="10pt"/>
    </style:style>
    <style:style style:name="P112" style:family="paragraph" style:parent-style-name="normal">
      <style:paragraph-properties fo:margin-left="1.27cm" fo:margin-right="0cm" fo:text-indent="0cm" style:auto-text-indent="false">
        <style:tab-stops>
          <style:tab-stop style:position="1.251cm"/>
        </style:tab-stops>
      </style:paragraph-properties>
      <style:text-properties officeooo:paragraph-rsid="00275880"/>
    </style:style>
    <style:style style:name="P113" style:family="paragraph" style:parent-style-name="normal">
      <style:paragraph-properties fo:margin-left="1.251cm" fo:margin-right="0cm" fo:line-height="150%" fo:text-indent="-1.251cm" style:auto-text-indent="false"/>
      <style:text-properties officeooo:paragraph-rsid="00275880"/>
    </style:style>
    <style:style style:name="P114" style:family="paragraph" style:parent-style-name="normal">
      <style:paragraph-properties fo:margin-left="1.251cm" fo:margin-right="0cm" fo:text-indent="-1.251cm" style:auto-text-indent="false"/>
      <style:text-properties officeooo:paragraph-rsid="00275880"/>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style:font-name="Arial1" fo:font-size="12pt" fo:font-weight="normal" officeooo:rsid="001df397" style:font-size-asian="10.5pt" style:font-weight-asian="normal" style:font-name-complex="Arial2" style:font-size-complex="12pt" style:font-weight-complex="normal"/>
    </style:style>
    <style:style style:name="T4" style:family="text">
      <style:text-properties fo:font-size="12pt" style:font-size-asian="12pt" style:font-size-complex="12pt"/>
    </style:style>
    <style:style style:name="T5" style:family="text">
      <style:text-properties fo:font-size="12pt" officeooo:rsid="001c66cb" style:font-size-asian="12pt" style:font-weight-asian="normal" style:font-name-complex="Arial2"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1f1f1f" fo:font-size="12pt" fo:font-weight="normal" style:font-size-asian="12pt" style:font-weight-asian="normal" style:font-size-complex="12pt" style:font-weight-complex="normal"/>
    </style:style>
    <style:style style:name="T8" style:family="text">
      <style:text-properties fo:color="#1f1f1f" style:font-size-asian="16pt"/>
    </style:style>
    <style:style style:name="T9" style:family="text">
      <style:text-properties fo:color="#1f1f1f" style:font-name="arial" fo:font-size="12pt" fo:font-weight="normal" style:font-size-asian="12pt" style:font-weight-asian="normal" style:font-size-complex="12pt" style:font-weight-complex="normal"/>
    </style:style>
    <style:style style:name="T10" style:family="text">
      <style:text-properties fo:color="#000000" fo:background-color="#f5f5f5" loext:char-shading-value="0" style:font-size-asian="16pt"/>
    </style:style>
    <style:style style:name="T11" style:family="text">
      <style:text-properties fo:color="#000000" fo:font-weight="bold" style:font-weight-asian="bold"/>
    </style:style>
    <style:style style:name="T12" style:family="text">
      <style:text-properties fo:color="#000000"/>
    </style:style>
    <style:style style:name="T13" style:family="text">
      <style:text-properties fo:color="#000000" fo:font-size="11pt" style:font-size-asian="11pt" style:font-size-complex="11pt"/>
    </style:style>
    <style:style style:name="T14" style:family="text">
      <style:text-properties fo:color="#000000" style:text-position="super 58%"/>
    </style:style>
    <style:style style:name="T15" style:family="text">
      <style:text-properties fo:color="#000000" style:text-position="super 58%" fo:font-size="8pt" style:font-size-asian="8pt" style:font-size-complex="8pt"/>
    </style:style>
    <style:style style:name="T16" style:family="text">
      <style:text-properties fo:color="#000000" fo:font-size="8pt" style:font-size-asian="8pt" style:font-size-complex="8pt" fo:background-color="#ffffff"/>
    </style:style>
    <style:style style:name="T17" style:family="text">
      <style:text-properties fo:color="#000000" fo:font-size="8pt" style:font-size-asian="8pt" style:font-size-complex="8pt"/>
    </style:style>
    <style:style style:name="T18" style:family="text">
      <style:text-properties fo:font-variant="normal" fo:text-transform="none" fo:color="#0d0d0d" style:font-name="Arial1" fo:letter-spacing="normal" fo:font-style="normal" fo:font-weight="normal" style:font-name-complex="Arial2"/>
    </style:style>
    <style:style style:name="T19" style:family="text">
      <style:text-properties fo:font-variant="normal" fo:text-transform="none" fo:color="#0d0d0d" style:font-name="arial" fo:font-size="12pt" fo:letter-spacing="normal" fo:font-style="normal" style:font-name-asian="Calibri1" style:font-size-asian="12pt" style:language-asian="pt" style:country-asian="BR" style:font-size-complex="12pt"/>
    </style:style>
    <style:style style:name="T20" style:family="text">
      <style:text-properties style:font-size-asian="12pt" style:font-size-complex="12pt"/>
    </style:style>
    <style:style style:name="T21" style:family="text">
      <style:text-properties loext:padding="0.049cm" loext:border="0.06pt solid #e3e3e3"/>
    </style:style>
    <style:style style:name="T22" style:family="text">
      <style:text-properties officeooo:rsid="001c66cb" style:font-size-asian="16pt" style:font-weight-asian="normal" style:font-name-complex="Arial2" style:font-size-complex="16pt" style:font-weight-complex="normal"/>
    </style:style>
    <style:style style:name="T23" style:family="text">
      <style:text-properties fo:font-weight="bold"/>
    </style:style>
    <style:style style:name="T24" style:family="text">
      <style:text-properties fo:font-weight="bold" style:font-weight-asian="bold"/>
    </style:style>
    <style:style style:name="T25" style:family="text">
      <style:text-properties fo:font-size="8pt" style:font-size-asian="8pt" style:font-size-complex="8pt"/>
    </style:style>
    <style:style style:name="T26" style:family="text">
      <style:text-properties fo:font-size="10.5pt" style:font-size-asian="10.5pt" style:font-size-complex="10.5pt"/>
    </style:style>
    <style:style style:name="T27" style:family="text">
      <style:text-properties style:text-position="super 58%"/>
    </style:style>
    <style:style style:name="T28" style:family="text">
      <style:text-properties fo:font-size="10pt" fo:font-style="italic" style:font-size-asian="10pt" style:font-style-asian="italic" style:font-size-complex="10pt"/>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style>
    <style:style style:name="T31" style:family="text">
      <style:text-properties fo:background-color="#ffffff"/>
    </style:style>
    <style:style style:name="T32" style:family="text">
      <style:text-properties fo:color="#366091" style:font-name="Calibri" fo:font-size="16pt" style:font-name-asian="Calibri1" style:font-size-asian="16pt" style:font-name-complex="Calibri1" style:font-size-complex="16pt"/>
    </style:style>
    <style:style style:name="T33" style:family="text">
      <style:text-properties fo:font-size="19pt" style:font-size-asian="19pt" style:font-size-complex="19pt"/>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 text:c="3"/><text:span text:style-name="T1"><text:s text:c="2"/>COLÉGIO ESTADUAL DE EDUCAÇÃO PROFISSIONAL </text:span></text:p>
      <text:p text:style-name="P8"><text:span text:style-name="T2">CARMELO PERRONE C E PE EF M PROFIS </text:span><text:s/></text:p>
      <text:p text:style-name="P8"><text:s/><text:span text:style-name="T2">CURSO TÉCNICO EM INFORMÁTICA </text:span></text:p>
      <text:p text:style-name="P11"/>
      <text:p text:style-name="P11"/>
      <text:p text:style-name="P11"/>
      <text:p text:style-name="P11"/>
      <text:p text:style-name="P11"/>
      <text:p text:style-name="P11"/>
      <text:p text:style-name="P13">Vinicius Souza</text:p>
      <text:p text:style-name="P13">Leonardo Cezar</text:p>
      <text:p text:style-name="P12"/>
      <text:p text:style-name="P5"/>
      <text:p text:style-name="P5"/>
      <text:p text:style-name="P5"/>
      <text:p text:style-name="P5"/>
      <text:p text:style-name="P5"/>
      <text:p text:style-name="P5"/>
      <text:p text:style-name="P5"/>
      <text:p text:style-name="P5"/>
      <text:p text:style-name="P5"/>
      <text:p text:style-name="P8"/>
      <text:p text:style-name="P8"/>
      <text:p text:style-name="P29">viɘ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5"><text:span text:style-name="T11">CASCAVEL - PR</text:span></text:p>
      <text:p text:style-name="P7"/>
      <text:p text:style-name="P7"><text:soft-page-break/></text:p>
      <text:p text:style-name="P66"><text:span text:style-name="T11">202</text:span><text:span text:style-name="T24">4</text:span></text:p>
      <text:p text:style-name="P68"/>
      <text:p text:style-name="P70">VINICIUS SOUZA</text:p>
      <text:p text:style-name="P70">LEONARDO CEZAR</text:p>
      <text:p text:style-name="P69"/>
      <text:p text:style-name="P59"/>
      <text:p text:style-name="P59"/>
      <text:p text:style-name="P59"/>
      <text:p text:style-name="P69"/>
      <text:p text:style-name="P58"><text:span text:style-name="T24">viɘl</text:span></text:p>
      <text:p text:style-name="P60"/>
      <text:p text:style-name="P60"/>
      <text:p text:style-name="P60"/>
      <text:p text:style-name="P62"/>
      <text:p text:style-name="P62"/>
      <text:p text:style-name="P101"><text:span text:style-name="T12">Projeto de Desenvolvimento de Software do Curso Técnico em Informática do Colégio Estadual de Educação Profissional </text:span><text:span text:style-name="T13">CARMELO PERRONE C E PE EF M PROFIS</text:span><text:span text:style-name="T12">– Cascavel, Paraná.</text:span></text:p>
      <text:p text:style-name="P102"/>
      <text:p text:style-name="P100"><text:bookmark text:name="_heading=h.gjdgxs"/><text:span text:style-name="T12">Orientadores: Profª Aparecida S.Ferreira</text:span><text:span text:style-name="T14"><text:note text:id="ftn1" text:note-class="footnote"><text:note-citation>1</text:note-citation><text:note-body><text:p text:style-name="P73"><text:span text:style-name="T16">Especialista em Educação Permanente: Saúde e educação</text:span><text:span text:style-name="T17"> pela FioCruz </text:span><text:span text:style-name="T25">- Fundação</text:span><text:span text:style-name="T17"> </text:span><text:span text:style-name="T25">Oswaldo</text:span><text:span text:style-name="T17"> Cruz. Especialista em tecnologias da Informação pela UNIVEL </text:span><text:span text:style-name="T25">- União</text:span><text:span text:style-name="T17"> Educacional de Cascavel. Pedagoga formada pela UNIPAR </text:span><text:span text:style-name="T25">- Universidade</text:span><text:span text:style-name="T17"> Paranaense. Professora do núcleo técnico do Estado do Paraná </text:span><text:span text:style-name="T25">- Ensino</text:span><text:span text:style-name="T17"> médio técnico.</text:span></text:p><text:p text:style-name="P73"><text:span text:style-name="T15">2</text:span><text:span text:style-name="T17"> </text:span></text:p><text:p text:style-name="P73"/></text:note-body></text:note></text:span></text:p>
      <text:p text:style-name="P103">Prof<text:span text:style-name="T12">ª</text:span>. <text:span text:style-name="T26">Maria</text:span> <text:span text:style-name="T27">2</text:span></text:p>
      <text:p text:style-name="P61"><text:s text:c="5"/><text:tab/><text:tab/><text:tab/><text:tab/><text:tab/><text:tab/><text:tab/></text:p>
      <text:p text:style-name="P62"/>
      <text:p text:style-name="P77"/>
      <text:p text:style-name="P65"><text:span text:style-name="T11">CASCAVEL - PR</text:span></text:p>
      <text:p text:style-name="P7"/>
      <text:p text:style-name="P7"/>
      <text:p text:style-name="P7"/>
      <text:p text:style-name="P66"><text:soft-page-break/><text:span text:style-name="T11">2023</text:span></text:p>
      <text:p text:style-name="P78"/>
      <text:p text:style-name="P78"/>
      <text:p text:style-name="P70">VINICIUS SOUZA</text:p>
      <text:p text:style-name="P70">LEONARDO CEZAR</text:p>
      <text:p text:style-name="P59"/>
      <text:p text:style-name="P59"/>
      <text:p text:style-name="P69"/>
      <text:p text:style-name="P58"><text:span text:style-name="T23">viɘl</text:span></text:p>
      <text:p text:style-name="P59"/>
      <text:p text:style-name="P87"/>
      <text:p text:style-name="P67"><text:span text:style-name="T12">Este Projeto de Conclusão de Curso foi julgado e aprovado pelo Curso Técnico em Informática do Colégio Estadual de Educação Profissional Pedro Boaretto Neto.</text:span></text:p>
      <text:p text:style-name="P81"/>
      <text:p text:style-name="P88"><text:span text:style-name="T12">Cascavel, Pr., xx de Xxxxx de 2023</text:span></text:p>
      <text:p text:style-name="P88"><text:span text:style-name="T11">COMISSÃO </text:span><text:span text:style-name="T24">EXAMINADORA</text:span></text:p>
      <text:p text:style-name="P79"/>
      <table:table table:name="Tabela1" table:style-name="Tabela1">
        <table:table-column table:style-name="Tabela1.A"/>
        <table:table-column table:style-name="Tabela1.B"/>
        <table:table-row table:style-name="Tabela1.1">
          <table:table-cell table:style-name="Tabela1.A1" office:value-type="string">
            <text:p text:style-name="P91"><text:span text:style-name="T12">______________________________</text:span></text:p>
            <text:p text:style-name="P74"><text:span text:style-name="T12">Profª. Aparecida da S. Ferreira</text:span><text:span text:style-name="T14">1</text:span></text:p>
            <text:p text:style-name="P74"><text:span text:style-name="T12">Especialista em Tecnologia da Informação</text:span></text:p>
            <text:p text:style-name="P104"><text:span text:style-name="T28">Faculdade de Ciências Sociais Aplicadas de Cascavel</text:span></text:p>
            <text:p text:style-name="P76"><text:s text:c="18"/>Orientadora</text:p>
            <text:p text:style-name="P82"/>
          </table:table-cell>
          <table:table-cell table:style-name="Tabela1.A1" office:value-type="string">
            <text:p text:style-name="P91"><text:span text:style-name="T12">______________________________</text:span></text:p>
            <text:p text:style-name="P74"><text:bookmark text:name="_heading=h.1ksv4uv"/><text:span text:style-name="T12">Profª <text:s/></text:span>MARIA </text:p>
            <text:p text:style-name="P76"><text:s text:c="18"/>Banco de dados</text:p>
            <text:p text:style-name="P76"/>
          </table:table-cell>
        </table:table-row>
        <table:table-row table:style-name="Tabela1.1">
          <table:table-cell table:style-name="Tabela1.A1" office:value-type="string">
            <text:p text:style-name="P75"><text:span text:style-name="T12">______________________________</text:span></text:p>
            <text:p text:style-name="P84"/>
            <text:p text:style-name="P74"><text:span text:style-name="T12">Profª. Aparecida da S. Ferreira</text:span><text:span text:style-name="T14">1</text:span></text:p>
            <text:p text:style-name="P74"><text:span text:style-name="T12">Especialista em Tecnologia da Informação</text:span></text:p>
            <text:p text:style-name="P104"><text:span text:style-name="T28">Faculdade de Ciências Sociais Aplicadas de Cascavel</text:span></text:p>
            <text:p text:style-name="P76"><text:s text:c="17"/>WEB DESIGN</text:p>
            <text:p text:style-name="P83"/>
          </table:table-cell>
          <table:table-cell table:style-name="Tabela1.A1" office:value-type="string">
            <text:p text:style-name="P75"><text:span text:style-name="T12">______________________________</text:span></text:p>
            <text:p text:style-name="P84"/>
            <text:p text:style-name="P74"><text:span text:style-name="T12">Profª <text:s/></text:span>ELIANE MARIA DAL MOLIN CRISTO</text:p>
            <text:p text:style-name="P74"><text:span text:style-name="T12">Especialista em </text:span><text:span text:style-name="T31">Educação Especial: Atendimento às Necessidades Espe. - Faculdade Iguaçu-ESAP</text:span></text:p>
            <text:p text:style-name="P74"><text:span text:style-name="T12">Coordenadora de curso</text:span></text:p>
            <text:p text:style-name="P83"/>
          </table:table-cell>
        </table:table-row>
        <table:table-row table:style-name="Tabela1.3">
          <table:table-cell table:style-name="Tabela1.A1" office:value-type="string">
            <text:p text:style-name="P85"/>
          </table:table-cell>
          <table:table-cell table:style-name="Tabela1.A1" office:value-type="string">
            <text:p text:style-name="P85"/>
          </table:table-cell>
        </table:table-row>
      </table:table>
      <text:p text:style-name="P80"/>
      <text:p text:style-name="P7"/>
      <text:p text:style-name="P7"/>
      <text:p text:style-name="P97"><text:soft-page-break/><text:span text:style-name="T32">Sumário</text:span></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98"><text:span text:style-name="T32"/></text:p>
      <text:p text:style-name="P7"/>
      <text:p text:style-name="P7"/>
      <text:p text:style-name="P7"/>
      <text:p text:style-name="P7"/>
      <text:p text:style-name="P7"/>
      <text:p text:style-name="P7"/>
      <text:p text:style-name="P7"/>
      <text:p text:style-name="P8"/>
      <text:p text:style-name="P6"><text:soft-page-break/></text:p>
      <text:p text:style-name="P4"/>
      <text:p text:style-name="P9"/>
      <text:p text:style-name="P10"><text:s text:c="2"/>1 <text:s text:c="3"/>introdução</text:p>
      <text:p text:style-name="P18"><text:s text:c="15"/></text:p>
      <text:p text:style-name="P37"><text:span text:style-name="T20"><text:s text:c="9"/></text:span><text:span text:style-name="T18">No mundo da moda, encontrar um estilo que reflita verdadeiramente quem somos pode ser uma jornada desafiadora. É nesse cenário que nasce viɘl, mais do que uma marca de roupas, uma expressão de individualidade, conforto e qualidade. Viɘl é o resultado da busca incessante por peças que não apenas vistam, mas que também representem, permitindo que você se sinta confortável e confiante em sua própria pele.</text:span></text:p>
      <text:p text:style-name="P54"/>
      <text:p text:style-name="P54"><text:s text:c="9"/>Imagine-se vestindo uma camiseta que se ajusta perfeitamente ao seu corpo, realçando sua silhueta de forma elegante e atemporal. Essa é a essência da Camiseta Canelada viɘl, confeccionada com materiais de alta qualidade que proporcionam conforto duradouro. Disponível em cores versáteis, como o clássico preto ou o sofisticado off white, esta peça se adapta facilmente a qualquer guarda-roupa, permitindo que você crie diversos outfits sem esforço.</text:p>
      <text:p text:style-name="P54"/>
      <text:p text:style-name="P54"><text:s text:c="9"/>A linha Premium da viɘl eleva o conceito de conforto e estilo com a Camiseta Oversized Premium, confeccionada com malhão 100% algodão penteado de alta gramatura. Com uma modelagem streetwear, esta peça se destaca pela sua gola goluda, que oferece resistência e beleza.</text:p>
      <text:p text:style-name="P54"/>
      <text:p text:style-name="P54"><text:s text:c="8"/>O nome viɘl não é apenas uma combinação de sílabas, mas uma representação do compromisso da marca em oferecer algo único e autêntico. Inspirado pelas sílabas iniciais dos criadores, "vi" e "le", o nome ganha vida com a inversão da sílaba "le", criando uma identidade singular e memorável. </text:p>
      <text:p text:style-name="P54"/>
      <text:p text:style-name="P37"><text:span text:style-name="T18"><text:s text:c="7"/>Por que se preocupar com a imagem pessoal? Porque a maneira como nos vestimos não é apenas uma escolha trivial, mas uma declaração de quem somos e como queremos ser vistos pelo mundo. Estar bem vestido não se trata apenas de seguir tendências, mas de expressar sua personalidade, sua confiança e seu compromisso com o conforto e a qualidade. </text:span></text:p>
      <text:p text:style-name="P54"><text:soft-page-break/></text:p>
      <text:p text:style-name="P54"><text:s text:c="6"/>Na viɘl, entendemos essa necessidade e estamos aqui para ajudá-lo a encontrar seu estilo próprio, para que você possa enfrentar o mundo com conforto, qualidade e, acima de tudo, personalidade. </text:p>
      <text:p text:style-name="P54"/>
      <text:p text:style-name="P54">O termo "outfit":</text:p>
      <text:p text:style-name="P54"><text:s/>"Outfit" é um termo amplamente utilizado na moda para se referir a uma combinação específica de roupas e acessórios usados juntos para criar um visual completo. Essa palavra inglesa ganhou popularidade internacionalmente e é frequentemente utilizada em conversas sobre moda e estilo pessoal. Um "outfit" pode variar desde uma combinação casual para o dia a dia até um conjunto mais formal para ocasiões especiais. A essência do termo está em como as peças são escolhidas e combinadas para expressar a personalidade e o estilo de quem as veste.</text:p>
      <text:p text:style-name="P54"/>
      <text:p text:style-name="P54"><text:s/>A cor "off-white":</text:p>
      <text:p text:style-name="P54"><text:s/>"Off-white" é uma tonalidade de branco que se diferencia do branco puro por ter uma leve variação de cor, geralmente com tons de creme, marfim ou bege. Essa cor é amplamente utilizada na moda e no design de interiores, pois oferece uma aparência elegante e sofisticada, sem a frieza do branco puro. O termo "off-white" surgiu para descrever essa tonalidade específica, que muitas vezes é escolhida para criar uma atmosfera acolhedora e atemporal em diversos contextos.</text:p>
      <text:p text:style-name="P54"/>
      <text:p text:style-name="P54"><text:s/>O termo "streetwear":</text:p>
      <text:p text:style-name="P37"><text:span text:style-name="T18"><text:s/>"Streetwear" é um estilo de moda que se originou nas ruas das grandes cidades, especialmente entre os jovens, e se tornou uma influência significativa na indústria da moda contemporânea. Esse estilo é caracterizado por roupas confortáveis e despojadas, muitas vezes inspiradas pela cultura urbana, música hip-hop e skate. Peças-chave do streetwear incluem camisetas oversized, moletons, bonés, tênis e jaquetas bomber. O streetwear é valorizado não apenas pelo seu estilo distinto, mas também pela sua expressão de autenticidade e individualidade.</text:span></text:p>
      <text:p text:style-name="P54"/>
      <text:p text:style-name="P54"><text:soft-page-break/><text:s/>Gola "goluda":</text:p>
      <text:p text:style-name="P54"><text:s/>A gola "goluda" é um tipo de gola utilizada em peças de vestuário, como camisetas e suéteres, caracterizada por sua largura e altura aumentadas em comparação com as golas tradicionais. Essa gola oferece uma aparência mais robusta e estruturada à peça, criando um visual moderno e descolado. Geralmente feita em ribana 2x1, a gola goluda proporciona resistência e durabilidade, além de adicionar um toque de estilo único ao design da peça.</text:p>
      <text:p text:style-name="P15"/>
      <text:p text:style-name="P15"/>
      <text:p text:style-name="P15"/>
      <text:p text:style-name="P15"/>
      <text:p text:style-name="P15"/>
      <text:p text:style-name="P15"/>
      <text:p text:style-name="P15"/>
      <text:p text:style-name="P15"/>
      <text:p text:style-name="P15"/>
      <text:p text:style-name="P15"/>
      <text:p text:style-name="P17"/>
      <text:p text:style-name="P16">1.1 <text:s text:c="2"/>Apresentação do problema</text:p>
      <text:p text:style-name="P15"/>
      <text:p text:style-name="P15"/>
      <text:p text:style-name="P14"><text:s text:c="5"/><text:span text:style-name="T21">Todos os dias, pessoas em todo o mundo buscam não apenas por roupas, mas por uma forma de expressão que as faça sentir-se confiantes, confortáveis e autênticas. Encontrar peças que não apenas vistam, mas também representem quem somos pode ser uma tarefa desafiadora em um mercado saturado por opções massificadas e pouco inspiradoras. É nesse contexto que surge a necessidade de uma marca que vá além de simplesmente oferecer vestuário, uma marca que entenda a importância de cada detalhe na construção da identidade pessoal através do estilo. Viɘl está aqui para resolver esse problema, para oferecer mais do que simplesmente roupas, mas uma experiência de moda que celebra a individualidade, o conforto e a qualidade.</text:span></text:p>
      <text:p text:style-name="P3"/>
      <text:p text:style-name="P30"/>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1">2 <text:s text:c="3"/>OBJETIVOS</text:p>
      <text:p text:style-name="P25"/>
      <text:p text:style-name="P33"><text:span text:style-name="T22"><text:s text:c="8"/></text:span><text:span text:style-name="T5"><text:s text:c="5"/></text:span><text:span text:style-name="T19">O principal objetivo da viɘl é proporcionar aos clientes uma experiência de moda que vá além do simples ato de vestir roupas. Queremos ajudar as pessoas a encontrarem peças que as representem verdadeiramente, que as façam sentir-se confortáveis, confiantes e autênticas em qualquer ocasião. Além disso, buscamos oferecer produtos de alta qualidade, que garantam durabilidade e resistência, acompanhando o cliente em sua jornada diária com estilo e elegância.</text:span></text:p>
      <text:p text:style-name="P32"/>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
      <text:p text:style-name="P22">3 <text:s text:c="2"/>METODOLOGIA</text:p>
      <text:p text:style-name="P27"/>
      <text:p text:style-name="P27"/>
      <text:p text:style-name="P27"/>
      <text:p text:style-name="P31"><text:span text:style-name="T3"><text:s text:c="10"/></text:span><text:span text:style-name="Fonte_20_parág._20_padrão"><text:span text:style-name="T9">A metodologia da viɘl é baseada em uma abordagem centrada no cliente, que visa entender profundamente as necessidades, preferências e expectativas dos consumidores em relação às suas roupas e estilo pessoal. Para alcançar esse objetivo, empregamos uma variedade de técnicas e ferramentas de pesquisa que nos permitem obter insights valiosos sobre o comportamento do consumidor e as tendências do mercado da moda. Nossa metodologia inclui:</text:span></text:span></text:p>
      <text:p text:style-name="P38"><text:soft-page-break/>Pesquisa de Mercado: Realizamos uma extensa pesquisa de mercado para entender as tendências atuais da moda, as preferências dos consumidores e a concorrência. Isso nos permite identificar oportunidades de mercado e desenvolver produtos que atendam às demandas dos clientes.</text:p>
      <text:p text:style-name="P38">Entrevistas com Clientes: Realizamos entrevistas individuais e em grupo com clientes para entender suas necessidades, preferências de estilo, experiências de compra e percepções sobre nossa marca. Essas entrevistas nos fornecem insights qualitativos profundos que orientam o desenvolvimento de novos produtos e estratégias de marketing.</text:p>
      <text:p text:style-name="P38">Análise de Tendências: Monitoramos de perto as tendências emergentes na moda, incluindo padrões de cores, estilos de design e preferências de materiais. Isso nos permite antecipar as demandas dos consumidores e criar coleções que estejam alinhadas com as últimas tendências.</text:p>
      <text:p text:style-name="P38">Feedback dos Clientes: Valorizamos o feedback dos clientes e buscamos ativamente suas opiniões por meio de pesquisas de satisfação, análises de mídia social e interações diretas. Utilizamos essas informações para ajustar nossos produtos e serviços, garantindo que estejamos sempre atendendo às necessidades e expectativas dos nossos clientes.</text:p>
      <text:p text:style-name="P38">Testes de Produto: Antes de lançar um novo produto, realizamos testes rigorosos para garantir sua qualidade, conforto e durabilidade. Isso inclui testes de tecido, testes de ajuste e testes de desempenho em situações do mundo real. Os resultados desses testes nos ajudam a aprimorar nossos produtos e garantir a satisfação do cliente.</text:p>
      <text:p text:style-name="P38">Através dessas abordagens metodológicas, buscamos não apenas oferecer roupas de alta qualidade, mas também construir relacionamentos significativos com nossos clientes, entendendo e atendendo às suas necessidades de forma eficaz e personalizada.</text:p>
      <text:p text:style-name="P26"><text:span text:style-name="Fonte_20_parág._20_padrão"><text:span text:style-name="T7"/></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4 <text:s text:c="4"/>REFERENCIAL TEÓRICO</text:p>
      <text:p text:style-name="P23"/>
      <text:p text:style-name="P23"/>
      <text:p text:style-name="P23"><text:s/><text:span text:style-name="T4"><text:s text:c="12"/></text:span><text:span text:style-name="Fonte_20_parág._20_padrão"><text:span text:style-name="T6">Análise de projetos e sistemas: </text:span></text:span><text:span text:style-name="Fonte_20_parág._20_padrão"><text:span text:style-name="T7">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span></text:p>
      <text:p text:style-name="P2">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xml:id="list3616887409" text:style-name="WWNum1">
        <text:list-item>
          <text:p text:style-name="P51">Análise de arquitetura: Nesta fase, os analistas de sistemas trabalham para desenvolver uma arquitetura para o sistema. A arquitetura descreve a estrutura do sistema, incluindo seus componentes, interfaces e relacionamentos.</text:p>
        </text:list-item>
      </text:list>
      <text:p text:style-name="P34">O processo de análise de projetos e sistemas é iterativo, o que significa que é realizado em ciclos repetidos. Em cada ciclo, os analistas de sistemas coletam mais informações, refinam seus entendimentos dos requisitos e atualizam a documentação.</text:p>
      <text:p text:style-name="P34"><text:soft-page-break/>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
      <text:p text:style-name="P35">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 </text:p>
      <text:list xml:id="list38559274" text:style-name="WWNum2">
        <text:list-item>
          <text:p text:style-name="P52">Armazenar dados de negócios: Os bancos de dados são usados por empresas para armazenar dados sobre clientes, produtos, vendas e outros aspectos de seus negócios.</text:p>
        </text:list-item>
        <text:list-item>
          <text:p text:style-name="P53">Armazenar dados de pesquisa: Os bancos de dados são usados por pesquisadores para armazenar dados de pesquisas, como dados de censo, dados de saúde e dados de clima.</text:p>
        </text:list-item>
        <text:list-item>
          <text:p text:style-name="P52">Armazenar dados pessoais: Os bancos de dados são usados por organizações para armazenar dados pessoais, como dados de clientes, dados de funcionários e dados de saúde.</text:p>
        </text:list-item>
      </text:list>
      <text:p text:style-name="P36">Os bancos de dados são organizados em tabelas, que são coleções de linhas e colunas. Cada linha representa um registro, que é uma coleção de dados relacionados. Cada coluna representa um campo, que é um tipo específico de dados.</text:p>
      <text:p text:style-name="P36">Os bancos de dados são gerenciados por um sistema de gerenciamento de banco de dados (SGBD). O SGBD é um software que fornece ferramentas para criar, acessar e gerenciar dados em um banco de dados.</text:p>
      <text:p text:style-name="P23"><text:span text:style-name="Fonte_20_parág._20_padrão"><text:span text:style-name="T6">Front-End: </text:span></text:span><text:span text:style-name="Fonte_20_parág._20_padrão"><text:span text:style-name="T7">Front-end é a parte de um site, aplicativo ou software que os usuários interagem diretamente. É a parte visual e interativa do aplicativo, incluindo o layout, as ima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usuário que seja atraente, funcional e acessível. Eles devem ter um conhecimento profundo de linguagens de programação, design gráfico e acessibilidade. </text:span></text:span></text:p>
      <text:p text:style-name="P23"><text:span text:style-name="Fonte_20_parág._20_padrão"><text:span text:style-name="T7"/></text:span></text:p>
      <text:p text:style-name="P23"><text:soft-page-break/><text:span text:style-name="Fonte_20_parág._20_padrão"><text:span text:style-name="T7"/></text:span></text:p>
      <text:p text:style-name="P23"><text:span text:style-name="Fonte_20_parág._20_padrão"><text:span text:style-name="T7"/></text:span></text:p>
      <text:p text:style-name="P90">5 DOCUMENTAÇÃO <text:span text:style-name="T33">do projeto</text:span></text:p>
      <text:p text:style-name="P92"/>
      <text:p text:style-name="P92"/>
      <text:h text:style-name="P41" text:outline-level="2"><text:bookmark text:name="_heading=h.23ckvvd"/>5.1 Requisitos </text:h>
      <text:p text:style-name="P89"><text:tab/></text:p>
      <text:p text:style-name="P89"/>
      <text:h text:style-name="P41" text:outline-level="2"><text:bookmark text:name="_heading=h.ihv636"/>5.1.1 Requisitos funcionais</text:h>
      <text:p text:style-name="P89"><text:tab/></text:p>
      <text:h text:style-name="P47" text:outline-level="3"><text:bookmark text:name="_heading=h.32hioqz"/><text:span text:style-name="T24">5.1.2 Fonte: O autor, 2022</text:span></text:h>
      <text:h text:style-name="P48" text:outline-level="3"><text:bookmark text:name="_heading=h.kej3h9ml96yt"/></text:h>
      <text:h text:style-name="P47" text:outline-level="3"><text:bookmark text:name="_heading=h.h9y9v0xhq04h"/><text:span text:style-name="T24">Requisitos não funcionais </text:span></text:h>
      <text:p text:style-name="P89"><text:tab/></text:p>
      <text:p text:style-name="P93"/>
      <text:p text:style-name="P90"/>
      <text:p text:style-name="P90"><text:span text:style-name="T29">Fonte: O autor, 2022</text:span></text:p>
      <text:p text:style-name="P90"/>
      <text:p text:style-name="P86"/>
      <text:p text:style-name="P86"/>
      <text:p text:style-name="P86"/>
      <text:p text:style-name="P86"/>
      <text:p text:style-name="P86"/>
      <text:p text:style-name="P86"/>
      <text:p text:style-name="P86"/>
      <text:list xml:id="list92604844447359" text:continue-numbering="true" text:style-name="WWNum2">
        <text:list-item>
          <text:list>
            <text:list-item>
              <text:h text:style-name="P42" text:outline-level="2"><text:bookmark text:name="_heading=h.1hmsyys"/><text:s/>Diagrama de Contexto</text:h>
            </text:list-item>
          </text:list>
        </text:list-item>
      </text:list>
      <text:p text:style-name="P63"/>
      <text:p text:style-name="P109"/>
      <text:p text:style-name="P96"><text:span text:style-name="T30">Fonte: O autor, 2022</text:span></text:p>
      <text:p text:style-name="P62"/>
      <text:p text:style-name="P96"/>
      <text:p text:style-name="P96"/>
      <text:list xml:id="list92605857314459" text:continue-numbering="true" text:style-name="WWNum2">
        <text:list-item>
          <text:list>
            <text:list-item>
              <text:h text:style-name="P43" text:outline-level="2"><text:bookmark text:name="_heading=h.41mghml"/><text:soft-page-break/>Diagrama de Fluxo de dados</text:h>
            </text:list-item>
          </text:list>
        </text:list-item>
      </text:list>
      <text:p text:style-name="P96"/>
      <text:p text:style-name="P62"><text:s text:c="5"/><text:span text:style-name="T30">Fonte: O autor, 2022</text:span></text:p>
      <text:p text:style-name="P64"/>
      <text:p text:style-name="P64"/>
      <text:p text:style-name="P64"/>
      <text:p text:style-name="P64"/>
      <text:p text:style-name="P64"/>
      <text:p text:style-name="P64"/>
      <text:p text:style-name="P64"/>
      <text:p text:style-name="P64"/>
      <text:p text:style-name="P64"/>
      <text:list xml:id="list92605677703724" text:continue-numbering="true" text:style-name="WWNum2">
        <text:list-item>
          <text:list>
            <text:list-item>
              <text:h text:style-name="P45" text:outline-level="2"><text:bookmark text:name="_heading=h.2grqrue"/>Diagrama de Entidade e relacionamento</text:h>
            </text:list-item>
          </text:list>
        </text:list-item>
      </text:list>
      <text:p text:style-name="P96"/>
      <text:p text:style-name="P96"><text:s/><text:span text:style-name="T30">Fonte: O autor, 2022</text:span></text:p>
      <text:p text:style-name="P94"/>
      <text:p text:style-name="P94"/>
      <text:p text:style-name="P94"/>
      <text:list xml:id="list92604616469370" text:continue-numbering="true" text:style-name="WWNum2">
        <text:list-item>
          <text:list>
            <text:list-item>
              <text:h text:style-name="P45" text:outline-level="2"><text:bookmark text:name="_heading=h.vx1227"/>Dicionário de Dados</text:h>
            </text:list-item>
          </text:list>
        </text:list-item>
      </text:list>
      <text:p text:style-name="P99"/>
      <text:p text:style-name="P96"><text:span text:style-name="T30">Fonte: O autor, 2022</text:span></text:p>
      <text:p text:style-name="P96"/>
      <text:p text:style-name="P96"/>
      <text:p text:style-name="P96"/>
      <text:p text:style-name="P96"/>
      <text:p text:style-name="P96"/>
      <text:p text:style-name="P96"><text:soft-page-break/></text:p>
      <text:p text:style-name="P96"/>
      <text:list xml:id="list95128142" text:style-name="WWNum3">
        <text:list-item>
          <text:list>
            <text:list-item>
              <text:h text:style-name="P44" text:outline-level="2"><text:bookmark text:name="_heading=h.3fwokq0"/>Diagrama de Caso de Uso</text:h>
            </text:list-item>
          </text:list>
        </text:list-item>
      </text:list>
      <text:p text:style-name="P110"><text:bookmark text:name="_heading=h.44sinio"/><text:span text:style-name="T30">Fonte: O autor, 2022</text:span></text:p>
      <text:p text:style-name="P111"/>
      <text:p text:style-name="P111"/>
      <text:p text:style-name="P111"/>
      <text:p text:style-name="P110">DIAGRAMA 02</text:p>
      <text:p text:style-name="P95"/>
      <text:p text:style-name="P62"><text:span text:style-name="T30">Fonte: O autor, 2022</text:span></text:p>
      <text:list xml:id="list92605042149289" text:continue-numbering="true" text:style-name="WWNum3">
        <text:list-item>
          <text:list>
            <text:list-item>
              <text:list>
                <text:list-item>
                  <text:h text:style-name="P49" text:outline-level="3"><text:bookmark text:name="_heading=h.1v1yuxt"/>Cadastrar</text:h>
                </text:list-item>
              </text:list>
            </text:list-item>
          </text:list>
        </text:list-item>
      </text:list>
      <text:p text:style-name="P72"/>
      <text:list xml:id="list92605870261540" text:continue-numbering="true" text:style-name="WWNum3">
        <text:list-item>
          <text:list>
            <text:list-item>
              <text:list>
                <text:list-item>
                  <text:h text:style-name="P49" text:outline-level="3"><text:bookmark text:name="_heading=h.vsohz8hitavy"/>Logar</text:h>
                </text:list-item>
              </text:list>
            </text:list-item>
          </text:list>
        </text:list-item>
      </text:list>
      <text:p text:style-name="P71"/>
      <text:list xml:id="list92604417480645" text:continue-numbering="true" text:style-name="WWNum3">
        <text:list-item>
          <text:list>
            <text:list-item>
              <text:list>
                <text:list-item>
                  <text:h text:style-name="P49" text:outline-level="3"><text:bookmark text:name="_heading=h.w4pjqu5od5l"/>Cadastro de funcionário/profissional</text:h>
                </text:list-item>
              </text:list>
            </text:list-item>
          </text:list>
        </text:list-item>
      </text:list>
      <text:p text:style-name="P95"/>
      <text:p text:style-name="P95"/>
      <text:list xml:id="list92605103703742" text:continue-numbering="true" text:style-name="WWNum3">
        <text:list-item>
          <text:list>
            <text:list-item>
              <text:list>
                <text:list-item>
                  <text:h text:style-name="P50" text:outline-level="3"><text:bookmark text:name="_heading=h.iimt9dgudcin"/>Consultar profissionais </text:h>
                </text:list-item>
              </text:list>
            </text:list-item>
          </text:list>
        </text:list-item>
      </text:list>
      <text:p text:style-name="P112"/>
      <text:p text:style-name="P96"/>
      <text:list xml:id="list92605681028070" text:continue-numbering="true" text:style-name="WWNum3">
        <text:list-item>
          <text:list>
            <text:list-item>
              <text:list>
                <text:list-item>
                  <text:h text:style-name="P49" text:outline-level="3"><text:bookmark text:name="_heading=h.hyvwenoixavx"/>Agendamento</text:h>
                </text:list-item>
              </text:list>
            </text:list-item>
          </text:list>
        </text:list-item>
      </text:list>
      <text:p text:style-name="P95"/>
      <text:p text:style-name="P96"/>
      <text:p text:style-name="P96"><text:soft-page-break/></text:p>
      <text:list xml:id="list92604017847643" text:continue-numbering="true" text:style-name="WWNum3">
        <text:list-item>
          <text:list>
            <text:list-item>
              <text:h text:style-name="P46" text:outline-level="2"><text:bookmark text:name="_heading=h.28h4qwu"/>Diagrama de Classe</text:h>
            </text:list-item>
          </text:list>
        </text:list-item>
      </text:list>
      <text:p text:style-name="P96"><text:span text:style-name="T30">Fonte: O autor, 2022</text:span></text:p>
      <text:list xml:id="list92605486922910" text:continue-numbering="true" text:style-name="WWNum3">
        <text:list-item>
          <text:list>
            <text:list-item>
              <text:h text:style-name="P46" text:outline-level="2"><text:bookmark text:name="_heading=h.nmf14n"/>Diagrama de Sequência </text:h>
            </text:list-item>
          </text:list>
        </text:list-item>
      </text:list>
      <text:p text:style-name="P108"/>
      <text:p text:style-name="P114"/>
      <text:p text:style-name="P106"/>
      <text:p text:style-name="P96"><text:span text:style-name="T30">Fonte: O autor, 2022</text:span></text:p>
      <text:p text:style-name="P96"/>
      <text:p text:style-name="P96"/>
      <text:list xml:id="list92605728974649" text:continue-numbering="true" text:style-name="WWNum3">
        <text:list-item>
          <text:list>
            <text:list-item>
              <text:h text:style-name="P46" text:outline-level="2"><text:bookmark text:name="_heading=h.37m2jsg"/>Diagrama de Atividade</text:h>
            </text:list-item>
          </text:list>
        </text:list-item>
      </text:list>
      <text:p text:style-name="P113"/>
      <text:p text:style-name="P96"><text:span text:style-name="T30">Fonte: O autor, 2022</text:span></text:p>
      <text:list xml:id="list92605764805372" text:continue-numbering="true" text:style-name="WWNum3">
        <text:list-item>
          <text:h text:style-name="P39" text:outline-level="1"><text:bookmark text:name="_heading=h.1mrcu09"/>Telas </text:h>
        </text:list-item>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ext:p text:style-name="P95"/>
      <text:p text:style-name="P95"/>
      <text:p text:style-name="P95"/>
      <text:list xml:id="list92605952703904" text:continue-numbering="true" text:style-name="WWNum3">
        <text:list-item>
          <text:h text:style-name="P40" text:outline-level="1"><text:s/>Conclusão</text:h>
        </text:list-item>
      </text:list>
      <text:p text:style-name="P107"><text:bookmark text:name="_heading=h.qsh70q"/></text:p>
      <text:p text:style-name="P105"><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7"/></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pan text:style-name="Fonte_20_parág._20_padrão"><text:span text:style-name="T8"/></text:span></text:p>
      <text:p text:style-name="P23"><text:soft-page-break/><text:span text:style-name="Fonte_20_parág._20_padrão"><text:span text:style-name="T8">8 <text:s text:c="5"/>REFERÊNCIAS</text:span></text:span></text:p>
      <text:p text:style-name="P24"><text:span text:style-name="Fonte_20_parág._20_padrão"><text:span text:style-name="T8"/></text:span></text:p>
      <text:p text:style-name="P24"><text:span text:style-name="Fonte_20_parág._20_padrão"><text:span text:style-name="T8"><text:s/></text:span></text:span><text:span text:style-name="Fonte_20_parág._20_padrão"><text:span text:style-name="T10"><text:s/>bcmarketing, 2021</text:span></text:span></text:p>
      <text:p text:style-name="P28">LEININGER,M. (1995).Qualitative research methods in Nursing. Orlando. Grune &amp; Stratton</text:p>
      <text:p text:style-name="P28">LEININGER,M.(1991). Culture Care. Diversity &amp;Universality: a Theory of Nursing..New York. </text:p>
      <text:p text:style-name="P24"><text:span text:style-name="Fonte_20_parág._20_padrão"><text:span text:style-name="T10">National League for Nursing Press.MELEIS, Afaf I. (1991). Theoretical Nursing: development and progress. 2º ed. LIPPINCOTT Com-pany. Califórnia.A observação participante enquanto técnica de investigaçã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var ricos-custom-p-font-family" svg:font-family="'var ricos-custom-p-font-family', unse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pt" fo:country="BR" style:letter-kerning="false" style:font-name-asian="Times New Roman1" style:font-family-asian="'Times New Roman'" style:font-family-generic-asian="system" style:font-pitch-asian="variable" style:font-size-asian="11pt" style:language-asian="pt" style:country-asian="B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LO-Normal" style:default-outline-level="">
      <style:paragraph-properties fo:margin-top="0.176cm" fo:margin-bottom="0.176cm" loext:contextual-spacing="false" fo:orphans="2" fo:widows="2" fo:hyphenation-ladder-count="no-limit" style:vertical-align="auto"/>
      <style:text-properties fo:font-size="12pt" style:font-size-asian="12pt" style:font-size-complex="12pt" fo:hyphenate="true" fo:hyphenation-remain-char-count="2" fo:hyphenation-push-char-count="2" loext:hyphenation-no-caps="false"/>
    </style:style>
    <style:style style:name="normal" style:family="paragraph" style:default-outline-level="">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normal" style:next-style-name="normal"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normal" style:next-style-name="normal"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1" style:display-name="Heading 1" style:family="paragraph" style:parent-style-name="normal" style:next-style-name="normal"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Fonte_20_parág._20_padrão" style:display-name="Fonte parág. padrão" style:family="text"/>
    <style:style style:name="Forte" style:family="text" style:parent-style-name="Fonte_20_parág._20_padrão">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 text:c="154"/></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1T10:19:43.905965960</meta:creation-date>
    <dc:date>2024-05-10T09:26:03.756164029</dc:date>
    <meta:editing-duration>PT22M41S</meta:editing-duration>
    <meta:editing-cycles>3</meta:editing-cycles>
    <meta:generator>LibreOffice/6.4.7.2$Linux_X86_64 LibreOffice_project/40$Build-2</meta:generator>
    <meta:document-statistic meta:table-count="1" meta:image-count="0" meta:object-count="0" meta:page-count="20" meta:paragraph-count="124" meta:word-count="2084" meta:character-count="14041" meta:non-whitespace-character-count="11705"/>
  </office:meta>
</office:document-meta>
</file>